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text-properties style:font-name="Arial Black"/>
    </style:style>
    <style:style style:name="P2" style:family="paragraph">
      <style:text-properties fo:color="#ffffff" style:font-name="Arial Black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style:font-name="Arial Black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ody Jordanu</text:span><text:span text:style-name="T1"><text:line-break/></text:span><text:span text:style-name="T1">weselcie się </text:span><text:span text:style-name="T1"><text:line-break/></text:span><text:span text:style-name="T1">nasz Zbawiciel przychodzi,</text:span><text:span text:style-name="T1"><text:line-break/></text:span><text:span text:style-name="T1">Woda Życia,</text:span><text:span text:style-name="T1"><text:line-break/></text:span><text:span text:style-name="T1">Zdrój na pustyn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29T15:11:58.959000000</dc:date>
    <meta:editing-duration>PT1M41S</meta:editing-duration>
    <meta:editing-cycles>3</meta:editing-cycles>
    <meta:generator>LibreOffice/4.1.2.3$Windows_x86 LibreOffice_project/40b2d7fde7e8d2d7bc5a449dc65df4d08a7dd38</meta:generator>
    <meta:document-statistic meta:object-count="24"/>
  </office:meta>
</office:document-meta>
</file>